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36cm"/>
    </style:style>
    <style:style style:name="co4" style:family="table-column">
      <style:table-column-properties fo:break-before="auto" style:column-width="2.4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12"/>
        </table:table-row>
        <table:table-row table:style-name="ro2">
          <table:table-cell table:style-name="ce1" office:value-type="string" calcext:value-type="string">
            <text:p>Raspberry Pi 5 (8Go)</text:p>
          </table:table-cell>
          <table:table-cell table:number-columns-repeated="2"/>
          <table:table-cell office:value-type="string" calcext:value-type="string">
            <text:p>&amp;tag=z0d-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a xlink:href="https://www.amazon.fr/dp/" xlink:type="simple">https://www.amazon.fr/dp/</text:a></text:p>
          </table:table-cell>
          <table:table-cell table:number-columns-repeated="6"/>
          <table:table-cell table:style-name="ce8" office:value-type="string" calcext:value-type="string">
            <text:p>NEXTCLOUD</text:p>
          </table:table-cell>
          <table:table-cell table:style-name="ce8" office:value-type="string" calcext:value-type="string">
            <text:p>IA </text:p>
          </table:table-cell>
        </table:table-row>
        <table:table-row table:style-name="ro1">
          <table:table-cell table:number-columns-repeated="10"/>
          <table:table-cell table:style-name="ce6" office:value-type="string" calcext:value-type="string">
            <text:p>8 To</text:p>
          </table:table-cell>
          <table:table-cell table:style-name="ce6" office:value-type="string" calcext:value-type="string">
            <text:p>(26 Tops)</text:p>
          </table:table-cell>
        </table:table-row>
        <table:table-row table:style-name="ro1">
          <table:table-cell table:number-columns-repeated="10"/>
          <table:table-cell table:style-name="ce3" table:formula="of:=SUM([.J6:.J12])" office:value-type="currency" office:currency="EUR" office:value="658" calcext:value-type="currency">
            <text:p>658,00 €</text:p>
          </table:table-cell>
          <table:table-cell table:style-name="ce3" table:formula="of:=SUM([.J6:.J9])+SUM([.J12:.J13])" office:value-type="currency" office:currency="EUR" office:value="304" calcext:value-type="currency">
            <text:p>304,00 €</text:p>
          </table:table-cell>
        </table:table-row>
        <table:table-row table:style-name="ro1">
          <table:table-cell/>
          <table:table-cell office:value-type="string" calcext:value-type="string">
            <text:p>Raspberry Pi 5 8 GB</text:p>
          </table:table-cell>
          <table:table-cell table:number-columns-repeated="2"/>
          <table:table-cell office:value-type="string" calcext:value-type="string">
            <text:p>B0CK2FCG1K</text:p>
          </table:table-cell>
          <table:table-cell table:formula="of:=CONCATENATE([.D3];[.E6];[.D2])" office:value-type="string" office:string-value="https://www.amazon.fr/dp/B0CK2FCG1K&amp;tag=z0d-21" calcext:value-type="string">
            <text:p>https://www.amazon.fr/dp/B0CK2FCG1K&amp;tag=z0d-21</text:p>
          </table:table-cell>
          <table:table-cell table:number-columns-repeated="3"/>
          <table:table-cell table:style-name="ce3" office:value-type="currency" office:currency="EUR" office:value="95" calcext:value-type="currency">
            <text:p>95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ekworm X1004 Dual M.2 NVMe SSD</text:p>
          </table:table-cell>
          <table:table-cell table:number-columns-repeated="2"/>
          <table:table-cell office:value-type="string" calcext:value-type="string">
            <text:p>B0D22JPQRB</text:p>
          </table:table-cell>
          <table:table-cell table:formula="of:=CONCATENATE([.D3];[.E7];[.D2])" office:value-type="string" office:string-value="https://www.amazon.fr/dp/B0D22JPQRB&amp;tag=z0d-21" calcext:value-type="string">
            <text:p>https://www.amazon.fr/dp/B0D22JPQRB&amp;tag=z0d-21</text:p>
          </table:table-cell>
          <table:table-cell table:number-columns-repeated="3"/>
          <table:table-cell table:style-name="ce3" office:value-type="currency" office:currency="EUR" office:value="42" calcext:value-type="currency">
            <text:p>42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îtier Case (P579-V2)</text:p>
          </table:table-cell>
          <table:table-cell table:number-columns-repeated="2"/>
          <table:table-cell office:value-type="string" calcext:value-type="string">
            <text:p>B0CRB3DT5M</text:p>
          </table:table-cell>
          <table:table-cell table:formula="of:=CONCATENATE([.D3];[.E8];[.D2])" office:value-type="string" office:string-value="https://www.amazon.fr/dp/B0CRB3DT5M&amp;tag=z0d-21" calcext:value-type="string">
            <text:p>https://www.amazon.fr/dp/B0CRB3DT5M&amp;tag=z0d-21</text:p>
          </table:table-cell>
          <table:table-cell table:number-columns-repeated="3"/>
          <table:table-cell table:style-name="ce3" office:value-type="currency" office:currency="EUR" office:value="14" calcext:value-type="currency">
            <text:p>14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imentation Officiel</text:p>
          </table:table-cell>
          <table:table-cell table:number-columns-repeated="2"/>
          <table:table-cell office:value-type="string" calcext:value-type="string">
            <text:p>B0CM46P7MC</text:p>
          </table:table-cell>
          <table:table-cell table:formula="of:=CONCATENATE([.D3];[.E9];[.D2])" office:value-type="string" office:string-value="https://www.amazon.fr/dp/B0CM46P7MC&amp;tag=z0d-21" calcext:value-type="string">
            <text:p>https://www.amazon.fr/dp/B0CM46P7MC&amp;tag=z0d-21</text:p>
          </table:table-cell>
          <table:table-cell table:number-columns-repeated="3"/>
          <table:table-cell table:style-name="ce3" office:value-type="currency" office:currency="EUR" office:value="16" calcext:value-type="currency">
            <text:p>16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ucial P3 Plus SSD 4To PCIe</text:p>
          </table:table-cell>
          <table:table-cell table:number-columns-repeated="2"/>
          <table:table-cell office:value-type="string" calcext:value-type="string">
            <text:p>B0CCNCW5QX</text:p>
          </table:table-cell>
          <table:table-cell table:formula="of:=CONCATENATE([.D3];[.E10];[.D2])" office:value-type="string" office:string-value="https://www.amazon.fr/dp/B0CCNCW5QX&amp;tag=z0d-21" calcext:value-type="string">
            <text:p>https://www.amazon.fr/dp/B0CCNCW5QX&amp;tag=z0d-21</text:p>
          </table:table-cell>
          <table:table-cell table:number-columns-repeated="3"/>
          <table:table-cell table:style-name="ce3" office:value-type="currency" office:currency="EUR" office:value="240" calcext:value-type="currency">
            <text:p>24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ucial P3 Plus SSD 4To PCIe</text:p>
          </table:table-cell>
          <table:table-cell table:number-columns-repeated="2"/>
          <table:table-cell office:value-type="string" calcext:value-type="string">
            <text:p>B0CCNCW5QX</text:p>
          </table:table-cell>
          <table:table-cell table:formula="of:=CONCATENATE([.D3];[.E11];[.D2])" office:value-type="string" office:string-value="https://www.amazon.fr/dp/B0CCNCW5QX&amp;tag=z0d-21" calcext:value-type="string">
            <text:p>https://www.amazon.fr/dp/B0CCNCW5QX&amp;tag=z0d-21</text:p>
          </table:table-cell>
          <table:table-cell table:number-columns-repeated="3"/>
          <table:table-cell table:style-name="ce3" office:value-type="currency" office:currency="EUR" office:value="240" calcext:value-type="currency">
            <text:p>24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ekworm H505 Active Cooler</text:p>
          </table:table-cell>
          <table:table-cell table:number-columns-repeated="2"/>
          <table:table-cell office:value-type="string" calcext:value-type="string">
            <text:p>B0D44Y95GW</text:p>
          </table:table-cell>
          <table:table-cell table:formula="of:=CONCATENATE([.D3];[.E12];[.D2])" office:value-type="string" office:string-value="https://www.amazon.fr/dp/B0D44Y95GW&amp;tag=z0d-21" calcext:value-type="string">
            <text:p>https://www.amazon.fr/dp/B0D44Y95GW&amp;tag=z0d-21</text:p>
          </table:table-cell>
          <table:table-cell table:number-columns-repeated="3"/>
          <table:table-cell table:style-name="ce3" office:value-type="currency" office:currency="EUR" office:value="11" calcext:value-type="currency">
            <text:p>11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 Kit, AI HAT+</text:p>
          </table:table-cell>
          <table:table-cell table:number-columns-repeated="7"/>
          <table:table-cell table:style-name="ce3" office:value-type="currency" office:currency="EUR" office:value="126" calcext:value-type="currency">
            <text:p>126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kubii.com/fr/cartes-embarquees/4343-2136-ai-kit-ai-hat-pour-raspberry-pi-5-3272496319608.html#/ai_kit_hat_raspberry_pi-ai_hat_26_tops" xlink:type="simple">https://www.kubii.com/fr/cartes-embarquees/4343-2136-ai-kit-ai-hat-pour-raspberry-pi-5-3272496319608.html#/ai_kit_hat_raspberry_pi-ai_hat_26_tops</text:a>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FINANCEMENT</text:p>
          </table:table-cell>
          <table:table-cell/>
          <table:table-cell table:style-name="ce6" office:value-type="string" calcext:value-type="string">
            <text:p>1 AN</text:p>
          </table:table-cell>
          <table:table-cell table:style-name="ce6" office:value-type="string" calcext:value-type="string">
            <text:p>3 ANS</text:p>
          </table:table-cell>
          <table:table-cell table:style-name="ce6" office:value-type="string" calcext:value-type="string">
            <text:p>5 ANS</text:p>
          </table:table-cell>
          <table:table-cell table:number-columns-repeated="7"/>
        </table:table-row>
        <table:table-row table:style-name="ro1">
          <table:table-cell table:style-name="ce3" office:value-type="currency" office:currency="EUR" office:value="500" calcext:value-type="currency">
            <text:p>500,00 €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CONSO (Watts)</text:p>
          </table:table-cell>
          <table:table-cell/>
          <table:table-cell table:number-columns-repeated="3" table:style-name="ce7" office:value-type="string" calcext:value-type="string">
            <text:p>kW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A20]*24*30*365/1000" office:value-type="float" office:value="5256" calcext:value-type="float">
            <text:p>5256</text:p>
          </table:table-cell>
          <table:table-cell table:formula="of:=[.C20]*3" office:value-type="float" office:value="15768" calcext:value-type="float">
            <text:p>15768</text:p>
          </table:table-cell>
          <table:table-cell table:formula="of:=[.C20]*5" office:value-type="float" office:value="26280" calcext:value-type="float">
            <text:p>26280</text:p>
          </table:table-cell>
          <table:table-cell table:number-columns-repeated="7"/>
        </table:table-row>
        <table:table-row table:style-name="ro1">
          <table:table-cell table:style-name="ce3" office:value-type="currency" office:currency="EUR" office:value="0.4" calcext:value-type="currency">
            <text:p>0,40 €</text:p>
          </table:table-cell>
          <table:table-cell office:value-type="string" calcext:value-type="string">
            <text:p>/ kW</text:p>
          </table:table-cell>
          <table:table-cell table:style-name="ce3" table:formula="of:=[.C20]*[.A21]" office:value-type="currency" office:currency="EUR" office:value="2102.4" calcext:value-type="currency">
            <text:p>2 102,40 €</text:p>
          </table:table-cell>
          <table:table-cell table:style-name="ce3" table:formula="of:=[.D20]*[.A21]" office:value-type="currency" office:currency="EUR" office:value="6307.2" calcext:value-type="currency">
            <text:p>6 307,20 €</text:p>
          </table:table-cell>
          <table:table-cell table:style-name="ce3" table:formula="of:=[.E20]*[.A21]" office:value-type="currency" office:currency="EUR" office:value="10512" calcext:value-type="currency">
            <text:p>10 512,00 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/ELEC/NET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PAF (€)</text:p>
          </table:table-cell>
          <table:table-cell/>
          <table:table-cell table:style-name="ce3" table:formula="of:=[.A18]+[.C21]" office:value-type="currency" office:currency="EUR" office:value="2602.4" calcext:value-type="currency">
            <text:p>2 602,40 €</text:p>
          </table:table-cell>
          <table:table-cell table:style-name="ce3" table:formula="of:=[.A18]+[.D21]" office:value-type="currency" office:currency="EUR" office:value="6807.2" calcext:value-type="currency">
            <text:p>6 807,20 €</text:p>
          </table:table-cell>
          <table:table-cell table:style-name="ce3" table:formula="of:=[.A18]+[.E21]" office:value-type="currency" office:currency="EUR" office:value="11012" calcext:value-type="currency">
            <text:p>11 012,00 €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SUITES (GO)</text:p>
          </table:table-cell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25]*[.A26]" office:value-type="float" office:value="4096" calcext:value-type="float">
            <text:p>4096</text:p>
          </table:table-cell>
          <table:table-cell table:style-name="ce3" table:formula="of:=[.C23]/[.A26]" office:value-type="currency" office:currency="EUR" office:value="81.325" calcext:value-type="currency">
            <text:p>81,33 €</text:p>
          </table:table-cell>
          <table:table-cell table:style-name="ce3" table:formula="of:=[.D23]/[.A26]" office:value-type="currency" office:currency="EUR" office:value="212.725" calcext:value-type="currency">
            <text:p>212,73 €</text:p>
          </table:table-cell>
          <table:table-cell table:style-name="ce3" table:formula="of:=[.E23]/[.A26]" office:value-type="currency" office:currency="EUR" office:value="344.125" calcext:value-type="currency">
            <text:p>344,13 €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ABINES (GO)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5" table:formula="of:=[.B26]/[.B28]" office:value-type="float" office:value="341.333333333333" calcext:value-type="float">
            <text:p>341</text:p>
          </table:table-cell>
          <table:table-cell/>
          <table:table-cell table:style-name="ce3" table:formula="of:=[.C23]/[.A29]" office:value-type="currency" office:currency="EUR" office:value="7.62421875" calcext:value-type="currency">
            <text:p>7,62 €</text:p>
          </table:table-cell>
          <table:table-cell table:style-name="ce3" table:formula="of:=[.D23]/[.A29]" office:value-type="currency" office:currency="EUR" office:value="19.94296875" calcext:value-type="currency">
            <text:p>19,94 €</text:p>
          </table:table-cell>
          <table:table-cell table:style-name="ce3" table:formula="of:=[.E23]/[.A29]" office:value-type="currency" office:currency="EUR" office:value="32.26171875" calcext:value-type="currency">
            <text:p>32,26 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/MOIS</text:p>
          </table:table-cell>
          <table:table-cell/>
          <table:table-cell table:style-name="ce3" table:formula="of:=[.C29]/12" office:value-type="currency" office:currency="EUR" office:value="0.6353515625" calcext:value-type="currency">
            <text:p>0,64 €</text:p>
          </table:table-cell>
          <table:table-cell table:style-name="ce3" table:formula="of:=[.D29]/12" office:value-type="currency" office:currency="EUR" office:value="1.6619140625" calcext:value-type="currency">
            <text:p>1,66 €</text:p>
          </table:table-cell>
          <table:table-cell table:style-name="ce3" table:formula="of:=[.E29]/12" office:value-type="currency" office:currency="EUR" office:value="2.6884765625" calcext:value-type="currency">
            <text:p>2,69 €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2:33:04.770740492</meta:creation-date>
    <dc:date>2025-02-26T15:43:06.768068867</dc:date>
    <meta:editing-duration>PT37M36S</meta:editing-duration>
    <meta:editing-cycles>9</meta:editing-cycles>
    <meta:generator>LibreOffice/24.2.7.2$Linux_X86_64 LibreOffice_project/420$Build-2</meta:generator>
    <meta:document-statistic meta:table-count="1" meta:cell-count="80" meta:object-count="0"/>
  </office:meta>
</office:document-meta>
</file>